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fo:font-weight="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font-style="italic" style:font-style-asian="italic" style:font-style-complex="italic"/>
    </style:style>
    <style:style style:name="P5" style:family="paragraph" style:parent-style-name="Heading_20_1">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cm" fo:margin-bottom="0cm"/>
    </style:style>
    <style:style style:name="P9" style:family="paragraph" style:parent-style-name="Text_20_body" style:list-style-name="L1">
      <style:paragraph-properties fo:margin-top="0cm" fo:margin-bottom="0cm"/>
    </style:style>
    <style:style style:name="P10" style:family="paragraph" style:parent-style-name="Text_20_body" style:list-style-name="L1">
      <style:paragraph-properties fo:margin-top="0cm" fo:margin-bottom="0cm"/>
    </style:style>
    <style:style style:name="P11" style:family="paragraph" style:parent-style-name="Text_20_body" style:list-style-name="L1">
      <style:paragraph-properties fo:margin-top="0cm" fo:margin-bottom="0cm"/>
    </style:style>
    <style:style style:name="P12" style:family="paragraph" style:parent-style-name="Text_20_body" style:list-style-name="L1">
      <style:paragraph-properties fo:margin-top="0cm" fo:margin-bottom="0cm"/>
    </style:style>
    <style:style style:name="P13" style:family="paragraph" style:parent-style-name="Text_20_body" style:list-style-name="L1">
      <style:paragraph-properties fo:margin-top="0cm" fo:margin-bottom="0cm"/>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list-style-name="L2">
      <style:paragraph-properties fo:margin-top="0cm" fo:margin-bottom="0cm"/>
    </style:style>
    <style:style style:name="T1" style:family="text">
      <style:text-properties fo:font-style="italic"/>
    </style:style>
    <style:style style:name="T2" style:family="text">
      <style:text-properties fo:font-style="italic" style:font-style-asian="italic" style:font-style-complex="italic"/>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is-list-header="true">Zápis z 13. řádného zasedání AS FEL<text:line-break/>konaného dne 25. 5. 2008 </text:h>
      <text:h text:style-name="Heading_20_3" text:outline-level="3" text:is-list-header="true">Přítomní dle prezenčních listin:</text:h>
      <text:p text:style-name="P3"><text:span text:style-name="T2">členové AS FEL - zaměstnanci:</text:span> </text:p>
      <text:p text:style-name="P3">Ing. Petr Boreš, CSc., Ing. Jindřich Fuka, Doc. Mgr. Petr Habala, Ph.D., Prof. Ing. Karel Hoffmann, CSc., Doc. Ing. Jan Holub, Ph.D., MUDr. Ing. Vítězslav Kříha, Ph.D., Ing. Miroslav Lev, Prof. Ing. Mirko Navara, DrSc., Doc. Dr. Ing. Michal Pěchouček, M.Sc., Doc. Ing. Petr Skalický, CSc.</text:p>
      <text:p text:style-name="P3"><text:span text:style-name="T2">členové AS FEL - studenti:</text:span> </text:p>
      <text:p text:style-name="P3">Karol Bujaček, Ing. Mattia Butta, Radomír Černoch, Ing. Martin Dobiáš, Ing. Petr Ježdík, Bc. Jan Sláma</text:p>
      <text:p text:style-name="P4">hosté: </text:p>
      <text:p text:style-name="Text_20_body">Prof. Ing. Václav Havlíček, CSc., Doc. Ing Boris Šimák, CSc., Doc. Ing. Pavel Mindl, CSc., Prof. Ing. Zbyněk Škvor, CSc., Prof. Ing. Pavel Ripka, CSc., Prof. Ing. Jan Sýkora, Csc., Ing. Jonáš Jirků</text:p>
      <text:h text:style-name="Heading_20_3" text:outline-level="3" text:is-list-header="true">Nepřítomní:</text:h>
      <text:p text:style-name="P3"><text:span text:style-name="T2">omluveni:</text:span> </text:p>
      <text:p text:style-name="P3">Ing. Jiří Novák, Ph.D., Ing. Bc. Ivan Pravda, Ing. Monika Žáková, Bc. Martin Půlpitel</text:p>
      <text:p text:style-name="P3"><text:span text:style-name="T2">neomluveni:</text:span> </text:p>
      <text:p text:style-name="Text_20_body">Jaromír Kašpar</text:p>
      <text:h text:style-name="Heading_20_3" text:outline-level="3" text:is-list-header="true">Předsednictvo AS FEL:</text:h>
      <text:p text:style-name="Text_20_body">předseda: MUDr. Ing. Vítězslav Kříha, Ph.D.<text:line-break/>předsedající: Ing. Monika Žáková<text:line-break/>tajemník: Radomír Černoch </text:p>
      <text:h text:style-name="Heading_20_2" text:outline-level="2" text:is-list-header="true"><text:bookmark text:name="program"/>Program zasedání:</text:h>
      <text:list text:style-name="L1">
        <text:list-item>
          <text:p text:style-name="P8"><text:a xlink:type="simple" xlink:href="../zapis13.html#b1">Schválení programu 13. zasedání AS FEL</text:a> </text:p>
        </text:list-item>
        <text:list-item>
          <text:p text:style-name="P8"><text:a xlink:type="simple" xlink:href="../zapis13.html#b2">Schválení zápisu z 12. zasedání AS FEL</text:a> </text:p>
        </text:list-item>
        <text:list-item>
          <text:p text:style-name="P8"><text:a xlink:type="simple" xlink:href="../zapis13.html#b3">Návrh děkana na složení Vědecké rady FEL</text:a> </text:p>
        </text:list-item>
        <text:list-item>
          <text:p text:style-name="P8"><text:a xlink:type="simple" xlink:href="../zapis13.html#b4">Návrh metodiky pro rozdělování finančních prostředků v roce 2008</text:a> </text:p>
        </text:list-item>
        <text:list-item>
          <text:p text:style-name="P8"><text:a xlink:type="simple" xlink:href="../zapis13.html#b5">Zpráva z poradního týmu děkana o přípravě informatického programu na FEL</text:a> </text:p>
        </text:list-item>
        <text:list-item>
          <text:p text:style-name="P8"><text:a xlink:type="simple" xlink:href="../zapis13.html#b6">Zpráva z jednání Legislativní komise AS FEL</text:a> </text:p>
        </text:list-item>
        <text:list-item>
          <text:p text:style-name="P8"><text:a xlink:type="simple" xlink:href="../zapis13.html#b7">Diskuse k návrhu Volebního a jednacího řádu AS FEL</text:a> </text:p>
        </text:list-item>
        <text:list-item>
          <text:p text:style-name="P8"><text:a xlink:type="simple" xlink:href="../zapis13.html#b8">Způsob pořizování zápisů z jednání AS FEL</text:a> </text:p>
        </text:list-item>
        <text:list-item>
          <text:p text:style-name="P8"><text:a xlink:type="simple" xlink:href="../zapis13.html#b9">Různé</text:a> </text:p>
          <text:list>
            <text:list-item>
              <text:p text:style-name="P6">Konference k reformě terciárního vzdělávání </text:p>
            </text:list-item>
          </text:list>
        </text:list-item>
      </text:list>
      <text:h text:style-name="Heading_20_2" text:outline-level="2" text:is-list-header="true"><text:bookmark text:name="b1"/>Schválení programu 13. zasedání AS FEL </text:h>
      <text:p text:style-name="Text_20_body">Hlasování <text:span text:style-name="Emphasis">18-0-1</text:span><text:line-break/>Program byl schválen. </text:p>
      <text:h text:style-name="Heading_20_2" text:outline-level="2" text:is-list-header="true"><text:bookmark text:name="b2"/><text:soft-page-break/>Schválení zápisu z 12. zasedání AS FEL </text:h>
      <text:p text:style-name="Text_20_body">Hlasování <text:span text:style-name="Emphasis">17-0-3</text:span><text:line-break/>Zápis z 12. zasedání byl schválen. </text:p>
      <text:h text:style-name="Heading_20_2" text:outline-level="2" text:is-list-header="true"><text:bookmark text:name="b3"/>Návrh děkana na složení Vědecké rady FEL</text:h>
      <text:p text:style-name="Text_20_body"><text:span text:style-name="Emphasis">Proděkan Škvor</text:span> shrnul poslání VR. Děkan je předseda ze zákona. Přibyl prof. Jiříček, fyzika neměla zastoupení interního člena. Prof. Pechač je nejmladší profesor na FEL a je řešitel řady významných projektů. Mezi externími členy prof. Smékal, dohoda s FEKT a FIT, kde si vyměňujeme členy VR. Ing. Šedivý pracoval v Nokii a  nyní v Googlu.<text:line-break/><text:span text:style-name="Emphasis">M. Pěchouček </text:span>:  Prof. Vobecký je v cizině, nepokazí  to kvórum? <text:span text:style-name="Emphasis">Proděkan Škvor:</text:span> Je v cizině na částečný úvazek, zatím se všech jednání účastnil.<text:line-break/><text:span text:style-name="Emphasis">P.Boreš:</text:span> Prof. Uhlíř z FS: Důvod zařazení člověka z jiné fakulty. <text:span text:style-name="Emphasis">Proděkan Škvor:</text:span> Letitý zvyk, tradice, má spojení s elektrotechnikou, široké kontakty do Asie, přínos organizace spojení s Thajskem a východní Evropou.<text:line-break/><text:span text:style-name="Emphasis">P. Skalický:</text:span> Zástupců průmyslu je málo. Škola primárně připravuje pro průmysl. <text:span text:style-name="Emphasis">Proděkan Škvor:</text:span> Souhlas, je problém s pravidelnou účastí. <text:span text:style-name="Emphasis">P. Skalický:</text:span> Nemusí to být zástupci velkých firem. <text:span text:style-name="Emphasis">Proděkan Škvor </text:span>:  V malých jsou stejně vytížení.<text:line-break/><text:span text:style-name="Emphasis">J. Fuka:</text:span> Nevidím nikoho z katedry počítačů. <text:span text:style-name="Emphasis">Proděkan Škvor:</text:span> Je tam prof. Slavík. Žádný z oborů není nezastupen.</text:p>
      <text:p text:style-name="Text_20_body">Navržena volební komise ve složení:<text:line-break/><text:span text:style-name="Emphasis">K. Bujaček , P. Habala, J. Fuka</text:span>. <text:line-break/>Hlasování <text:span text:style-name="Emphasis">15-0-4</text:span> <text:line-break/>Komise byla schválena. </text:p>
      <text:p text:style-name="P3">Bylo požádáno o schvalování nadpoloviční většinou.</text:p>
      <text:p text:style-name="P3"/>
      <text:p text:style-name="P2">Usnesení 13/1: AS FEL schvaluje následující členy Vědecké rady FEL ČVUT pro funkční období od 7.4.2008 do 30.6. 2011:</text:p>
      <text:p text:style-name="Text_20_body"><text:span text:style-name="T1">Interní členové:</text:span><text:line-break/>doc. Ing. Boris Šimák, CSc., prof. RNDr. Marie Demlová, CSc., prof. Ing. Ivo Doležel, CSc., prof. Ing. Miloš Klíma, CSc., prof. Ing. Vladimír Kučera, DrSc., Dr. h. c., prof. Ing. Václav Havlíček, CSc., doc. Ing. Pavel Mach, CSc., prof. Ing. Vladimír Mařík, DrSc., doc. Dr. Ing. Jiří Matas, prof. Ing. Jiří Pavelka, DrSc., prof. Ing. Pavel Pechač, Ph.D., prof. Ing. Pavel Ripka, CSc., prof. Ing. Pavel Slavík, CSc., prof. Ing. Zbyněk Škvor, CSc., prof. Ing. Ivan Uhlíř, CSc. (Fakulta strojní ČVUT), prof. Ing. František Vejražka, CSc., prof. Ing. Jan Vobecký, DrSc.</text:p>
      <text:p text:style-name="Text_20_body"><text:span text:style-name="T1">Externí členové:</text:span><text:line-break/>prof. Dr. Ing. Vladimír Blažek (RWTH Aachen, SRN), prof. Ing. Jiřina Jílková, CSc. (VŠE Praha), Ing. Libor Juha, CSc. (FzÚ AV ČR), doc. Ing. Jiří Masopust, CSc. (ZČU Plzeň), prof. Ing. Jan Nouza, CSc. (TU Liberec), prof. Ing. Zdeněk Smékal, CSc. (FEKT VUT Brno), prof. Ing. Václav Syrový, CSc. (HAMU Praha), Ing. Jan Šedivý, CSc. (Google střední Evropa), doc. Ing. Miloslav Špunda, CSc. (UK Praha),     Ing. Jiří Winkler, CSc. (Siemens ČR), prof. RNDr. Jiří Wiedermann, DrSc. (Ústav informatiky AV ČR)</text:p>
      <text:p text:style-name="Text_20_body"><text:span text:style-name="Emphasis">M. Navara:</text:span> Mrzí mne, že kolega Jiříček neprošel, nikdo o něm nediskutoval vedení by mělo vědět, proč tento mladý profesor neprošel. <text:span text:style-name="Emphasis">M. Pěchouček:</text:span> Obor není zastoupen. <text:span text:style-name="Emphasis">Proděkan Škvor:</text:span> Můžeme navrhnout jiného internistu, zvýšíme tím však průměrný věk VR. </text:p>
      <text:h text:style-name="Heading_20_2" text:outline-level="2" text:is-list-header="true"><text:bookmark text:name="b4"/><text:soft-page-break/>Návrh metodiky pro rozdělování finančních prostředků v roce 2008</text:h>
      <text:p text:style-name="Text_20_body"><text:span text:style-name="Emphasis">Proděkan Mindl:</text:span> Základní struktura metodiky nezměněna. Změna uplatnění výsledků studentské ankety. Pro 2008 KA je roven jedné.<text:line-break/><text:span text:style-name="Emphasis">J. Fuka:</text:span> Informoval o schůzce EKAS, viz <text:a xlink:type="simple" xlink:href="../080328-ekas.doc">příloha.</text:a><text:line-break/><text:span text:style-name="Emphasis">J. Fuka:</text:span> Tento rok bude povinná režie u všech projektů, z čehož plyne, že se poměr blíží k 80:20. Nutná analýza, o kterou prosím vedení.<text:line-break/><text:span text:style-name="Emphasis">J. Fuka, M. Navara:</text:span> Diskutována otázka proseminářů. V metodice nejsou zmíněny, je otázkou jak je ohodnotit, navržena konstanta za dvacet lidí na semináři plus příplatek za každého studenta nad dvacet. Proděkan Škvor  loni prosemináře povoleny jako experiment, s tím, že bude dělána prezence, a bylo požadováno výstupní vyhodnocení. To jsme nedostali. Loni jsme zaplatili víc, letos můžeme dát méně.<text:line-break/><text:span text:style-name="Emphasis">M. Navara:</text:span> Nedoceněno vedení prací, školení doktoranda může být ceněno méně než diplomanta, školení bakaláře je nedoceněné. Není to významné z hlediska peněz, ale je to neúcta k práci pedagogů.<text:line-break/><text:span text:style-name="Emphasis">Proděkan Škvor:</text:span> V metodice není ošetřeno chybné zadání údajů do informačního systému. Je vůle, abychom zavedli systém, kde nečestné chování umožňuje pouze nevyhrát, není sankce. Chystám se navrhnout AS aby se počítalo i s diferencí za chyby v zadání do IS, penalizace za to co bylo chybně, budou větší než získané prostředky. <text:span text:style-name="Emphasis">M. Navara:</text:span> Jednoznačně podporuji, totéž chybí u výuky, viz kvalifikovaný odhad. <text:span text:style-name="Emphasis">Proděkan Mindl:</text:span> V K7 diskutováno, v nové metodice se bude pracovat s reálnými čísly. <text:span text:style-name="Emphasis">P.Boreš:</text:span> Systém vykazování má problémy s vykázáním mezi fakultami, vznikají duplicity bez zlé vůle. <text:span text:style-name="Emphasis">Proděkan Škvor:</text:span> O těchto chybách víme, snažíme se odstranit a zohledníme je. <text:span text:style-name="Emphasis">M. Pěchouček:</text:span> Podpora vyčištění, i z ohledu vysvětlení studentovi, co je to vědecký výkon. </text:p>
      <text:p text:style-name="Text_20_body">Metodika byla projednána, schvalovat se bude až po jejím předložení děkanem. </text:p>
      <text:h text:style-name="Heading_20_2" text:outline-level="2" text:is-list-header="true"><text:bookmark text:name="b5"/>Zpráva z poradního týmu děkana o přípravě informatického programu na FEL</text:h>
      <text:p text:style-name="Text_20_body"><text:span text:style-name="Emphasis">M. Pěchouček:</text:span> Prezentoval informatický program připravovaný v rámci T4, viz <text:a xlink:type="simple" xlink:href="http://informatika.felk.cvut.cz/">http://informatika.felk.cvut.cz/</text:a>. <text:line-break/><text:span text:style-name="Emphasis">P. Skalický:</text:span> Jaká je souvislost s ostatními připravovanými programy. <text:span text:style-name="Emphasis">M. Pěchouček:</text:span> Pracoval jsem na informatice, o ostatních nevím. <text:span text:style-name="Emphasis">Proděkan Starý:</text:span> Další dvě čtvrtiny, silnoproud a slaboproud, jsou zatím rozpracovány, vychází z podobných principů, využívá se závěrů K9.<text:line-break/><text:span text:style-name="Emphasis">M. Půlpitel:</text:span> Některé části konkurují návrhu prof. Tvrdíka, obávám se vnitřní konkurence, která je v rozporu s Dlouhodobým záměrem ČVUT. <text:span text:style-name="Emphasis">M. Pěchouček:</text:span> Návrh není identický, obory vychází z tradiční výuky. Navíc na ČVUT se učí velké množství informatických oborů. <text:span text:style-name="Emphasis">M. Navara:</text:span> Pan rektor jasně řekl, že podpoří každý rozumný návrh. Tady má druhý.<text:line-break/><text:span text:style-name="Emphasis">Proděkan Starý:</text:span> Konkurence je zvyšuje kvalitu. Požádal o zpětnou vazbu k návrhu ze strany akademické obce. <text:span text:style-name="Emphasis">M. Pěchouček: </text:span>Na <text:a xlink:type="simple" xlink:href="http://informatika.felk.cvut.cz/">http://informatika.felk.cvut.cz/</text:a> je fórum. </text:p>
      <text:h text:style-name="Heading_20_2" text:outline-level="2" text:is-list-header="true"><text:bookmark text:name="b6"/>Zpráva z jednání Legislativní komise AS FEL</text:h>
      <text:p text:style-name="Text_20_body"><text:span text:style-name="Emphasis">K. Hoffmann, Proděkan Starý:</text:span> Existující verze volebního a jednacího řádu je pracovní. </text:p>
      <text:h text:style-name="Heading_20_2" text:outline-level="2" text:is-list-header="true"/>
      <text:h text:style-name="P1" text:outline-level="2" text:is-list-header="true"><text:bookmark text:name="b7"/>Diskuse k návrhu Volebního a jednacího řádu AS FEL</text:h>
      <text:h text:style-name="Heading_20_3" text:outline-level="3" text:is-list-header="true">Otevřená témata k další diskusi:</text:h>
      <text:p text:style-name="Text_20_body">Způsob voleb do AS, komorový systém. (Většina AS však nemá zásadní problém s oddělenou volbou.)<text:line-break/>Počet členů AS. (Navržený větší počet má větší šanci se sejít v usnášeníschopném stavu.)<text:line-break/>Tajné hlasování o Volebním a jednacím řádu AS FEL.<text:line-break/>Možnost požádání o nadpoloviční většinu všech senátorů. (Nikoli pouze přítomných.)<text:line-break/>Výklad Volebního a jednacího řádu AS FEL.<text:line-break/>Zachování mandátu po ukončení studia. </text:p>
      <text:h text:style-name="Heading_20_3" text:outline-level="3" text:is-list-header="true">Senát průzkumem mínění podporuje následující návrhy:</text:h>
      <text:p text:style-name="Text_20_body">V článku 2 ponechat orgány AS FEL.<text:line-break/>Nenařizovat předpisem způsob svolání zasedání.<text:line-break/>Ponechat sedmidenní předkládací lhůtu, mimořádné situace řešit dohodou s předsedajícím.<text:line-break/>Odstranit nápravná opatření za neúčast na zasedáních.<text:line-break/>Ponechat senátu možnost hlasovat tajně.<text:line-break/>Ponechat senátu možnost rozhodnutí, co je usnesení.<text:line-break/>Vypustit z návrhu nutnost rozesílání schváleného zápisu.<text:line-break/>Volič může zaškrtnout více hlasů, než je míst.<text:line-break/>Rovné podmínky oslovení akademické obce pro všechny kandidáty.<text:line-break/>Doplňovací volby dle 8.3 se musí konat podle stejných pravidel jako volby řádné.</text:p>
      <text:h text:style-name="Heading_20_3" text:outline-level="3" text:is-list-header="true">Senát průzkumem mínění akceptuje následující návrhy vedení:</text:h>
      <text:p text:style-name="Text_20_body">Nenařizovat předpisem video přenos a zvukový záznam. </text:p>
      <text:h text:style-name="Heading_20_3" text:outline-level="3" text:is-list-header="true">Chyby v návrhu:</text:h>
      <text:p text:style-name="Text_20_body">Člen AS s platným mandátem je prostě člen AS.<text:line-break/>Neusnášeníschopný senát má ze zákona právo volit a odvolávat děkana.<text:line-break/>Volební komise by měla být definována v předpisu dříve, než je v něm použita.<text:line-break/>Návrh umožňuje, aby na místo studenta nastoupil jako náhradník akademický pracovník. </text:p>
      <text:h text:style-name="Heading_20_2" text:outline-level="2" text:is-list-header="true"><text:bookmark text:name="b8"/>Způsob pořizování zápisů z jednání AS FEL</text:h>
      <text:p text:style-name="Text_20_body"><text:span text:style-name="Emphasis">V. Kříha:</text:span> Dodatečné úpravy zápisu od externího zapisovatele jsou časově náročnější, než vytvoření zápisu přímo na zasedání. Za těchto okolností je  zbytečné plýtvat prostředky fakulty.</text:p>
      <text:h text:style-name="Heading_20_2" text:outline-level="2" text:is-list-header="true"><text:bookmark text:name="b9"/>Různé</text:h>
      <text:p text:style-name="Text_20_body"><text:span text:style-name="Emphasis">M. Žáková:</text:span> 12.5. se koná konference k reformě terciárního vzdělávání, bude na ní prezentována  Bílá kniha terciárního vzdělávání.<text:line-break/><text:span text:style-name="Emphasis">M. Pěchouček:</text:span> V bufetu na KN přestali třídit odpad. <text:span text:style-name="Emphasis">Proděkan Starý:</text:span> Zajistíme.<text:line-break/><text:span text:style-name="Emphasis">Proděkan Starý:</text:span> Vedoucí kateder: Od 1.4 vede katedru měření prof. Ripka, od 1.5. vede katedru kybernetiky prof. Mařík.<text:line-break/><text:span text:style-name="Emphasis">Proděkan Starý:</text:span> Zveřejnění údajů ve Středníku, redaktoři uveřejnili ekonomické údaje, prezentované jako K7, děkan dementoval, členové K7 nedodali, částky příslušející na katedry je obtížné určit. Pan děkan požádal středník, aby zveřejnil stanovisko K7, fakticky omluvu.<text:line-break/><text:soft-page-break/><text:span text:style-name="Emphasis">M. Lev:</text:span> Tato informace byla v tisku dřív, než byly závěry K7. Podobná tabulka byla jako pracovní, její autor potvrdil, že ji dále neposkytl.<text:line-break/><text:span text:style-name="Emphasis">Proděkan Starý:</text:span> 2.dubna pan děkan dostal závěrečnou zprávu K7, bude prostudována a postoupena dále.<text:line-break/><text:span text:style-name="Emphasis">Proděkan Jelínek </text:span>:  Informoval o možnosti přerušení studia děkanem; konzultace s právníkem: Přerušení musí být v zájmu studenta, a je nutné taxativní vymezení důvodů. Viz <text:a xlink:type="simple" xlink:href="../zapis13-jelinek.ppt">prezentace v příloze</text:a>.<text:line-break/><text:span text:style-name="Emphasis">Proděkan Jelínek:</text:span> Reagoval na žádost o dodání informací o počtech studentů, kterých se přerušení studia týká, vysvětlením, že získat tyto informace z KOSu vyžaduje výdaje na úpravu KOSu. Žádost o informace, pokud informace stojí peníze, předpokládá potvrzení senátem a žádost směrovat na děkana. KOS je aplikace postavená k jiným účelům. <text:line-break/><text:span text:style-name="Emphasis">P.Boreš:</text:span> Není možné to říci přesně. Je složité říci orientačně? Nebrat z KOSu. <text:line-break/><text:span text:style-name="Emphasis">M. Půlpitel:</text:span> Chápu že to je složité, ale nechápu, na základě čeho jste se rozhodli. <text:line-break/><text:span text:style-name="Emphasis">Proděkan Škvor:</text:span> Pro mne dostatečné to, že stovkám doktorandů přerušuji studium. <text:line-break/><text:span text:style-name="Emphasis">M. Navara:</text:span> Důležité je, co chceme, a ne jak se to technicky vyřeší. <text:line-break/><text:span text:style-name="Emphasis">Proděkan Škvor:</text:span> Existuje MIS, např. výplatní pásky jsou v MIS. <text:line-break/><text:span text:style-name="Emphasis">J. Fuka:</text:span> Počty neúspěšných bakalářů na katedrách jsou známy většinou u příslušných referentek, nikdo neřekl, že se to má tahat z KOSu. Jde jen o to požádat katedry o zaslání přehledu. <text:line-break/><text:span text:style-name="Emphasis">J. Sláma:</text:span> Jak je velká kupička studentů, kterých se to týká? <text:span text:style-name="Emphasis">Proděkan Jelínek:</text:span> Stačí jeden student, kterému to prospěje. <text:line-break/><text:span text:style-name="Emphasis">Proděkan Starý:</text:span> Informace, o které žádám, jde přes děkana. Dále závažnost informace a pracnost získání by mělo být vyváženo. <text:line-break/><text:span text:style-name="Emphasis">M. Půlpitel:</text:span> Je to výhodné pro studenta? <text:span text:style-name="Emphasis">Proděkan Škvor:</text:span> je v zájmu studenta dokončit studium. <text:line-break/><text:span text:style-name="Emphasis">Proděkan Jelínek:</text:span> Porada proděkanů, pro ostatní fakulty nemyslitelné, že by se daly zapsat v bakalářském studiu předměty z magisterské etapy. <text:line-break/><text:span text:style-name="Emphasis">Proděkan Jelínek:</text:span> Slovenština. Není nutné měnit dokumenty, dáno nadřízenými předpisy. <text:span text:style-name="Emphasis">P. Skalický:</text:span> Studenti nemusí chodit na rektorát. <text:span text:style-name="Emphasis">P. Habala:</text:span> ?Česky nebo anglicky? vylučuje slovenštinu. <text:span text:style-name="Emphasis">M. Navara:</text:span> Stačí na stránkách fakulty otázky a odpovědi. <text:span text:style-name="Emphasis">Proděkan Jelínek:</text:span> Přidáme i do směrnic. <text:span text:style-name="Emphasis">M. Lev:</text:span> listina práv a menšin, máme oficiálně pět menšin. <text:span text:style-name="Emphasis">P.Boreš:</text:span> Slovenských studentů je hodně. <text:line-break/><text:span text:style-name="Emphasis">Proděkan Jelínek:</text:span> Předložím, neřešme. <text:line-break/><text:span text:style-name="Emphasis">Proděkan Jelínek:</text:span> Stav přihlášek : Nižší, ano, cca o 4%. Stav je nižší, ale v Praze se už nerodilo, takže to je úspěch oddělení vnějších vztahů. <text:span text:style-name="Emphasis">M. Půlpitel:</text:span> U EI je pokles o dvě stovky. <text:span text:style-name="Emphasis">Proděkan Škvor:</text:span> Jestliže ubylo dětí na padesát procent, je to úspěch. <text:span text:style-name="Emphasis">Proděkan Starý:</text:span> Demografický pokles v Praze byl dramatický, a klesá zájem. Kdybychom nic nedělali byl by pokles cca 25%. Naše proaktivita bude vidět až po porovnání s jinými školami. Myslím, že se něco začalo dělat. Můžu doložit články v médiích. <text:line-break/><text:span text:style-name="Emphasis">P.Boreš:</text:span> Kolik lidí se přihlásilo do Sezimova  Ústí. <text:span text:style-name="Emphasis">Proděkan Mindl:</text:span> Loni jeden a nyní devět. <text:line-break/><text:span text:style-name="Emphasis">Proděkan Jelínek:</text:span> Podstatné je, kolik ze studentů se fyzicky zapíše. <text:line-break/><text:span text:style-name="Emphasis">K. Hoffmann:</text:span> Co dále s Volebním a jednacím řádem? <text:span text:style-name="Emphasis">M. Žáková:</text:span> Vlákno, a týden před zasedáním rozšířená schůzka. </text:p>
      <text:h text:style-name="Heading_20_2" text:outline-level="2" text:is-list-header="true">Související materiály:</text:h>
      <text:list text:style-name="L2">
        <text:list-item>
          <text:p text:style-name="P17"><text:a xlink:type="simple" xlink:href="../080328-ekas.doc" office:name="ekas">Zápis ze schůzky EKAS</text:a></text:p>
        </text:list-item>
        <text:list-item>
          <text:p text:style-name="P7"><text:a xlink:type="simple" xlink:href="../zapis13-jelinek.ppt" office:name="prezentace-jelinek">Prezentace proděkana Jelínk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horndale AMT"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rial Unicode MS" style:font-size-asian="18pt" style:font-weight-asian="bold" style:font-name-complex="Tahoma"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5-02T21:00:44</meta:creation-date>
    <dc:date>2008-05-06T19:31:05</dc:date>
    <meta:editing-cycles>2</meta:editing-cycles>
    <meta:editing-duration>PT2M36S</meta:editing-duration>
    <meta:user-defined meta:name="Info 1"/>
    <meta:user-defined meta:name="Info 2"/>
    <meta:user-defined meta:name="Info 3"/>
    <meta:user-defined meta:name="Info 4"/>
    <meta:document-statistic meta:table-count="0" meta:image-count="0" meta:object-count="0" meta:page-count="5" meta:paragraph-count="61" meta:word-count="1924" meta:character-count="12677"/>
  </office:meta>
</office:document-meta>
</file>